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opacity="100%" draw:opacity-name="Transparency_20_2" draw:textarea-horizontal-align="justify" draw:textarea-vertical-align="middle" draw:auto-grow-height="false" fo:min-height="4.83cm" fo:min-width="9.661cm"/>
      <style:paragraph-properties style:writing-mode="lr-tb"/>
    </style:style>
    <style:style style:name="gr2" style:family="graphic" style:parent-style-name="objectwithoutfill">
      <style:graphic-properties svg:stroke-width="0.106cm" svg:stroke-color="#00a933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2a609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Long_20_Dash" draw:marker-start="Arrowheads_20_5" draw:marker-start-width="0.3cm" draw:marker-end="Arrowheads_20_6" draw:marker-end-width="0.3cm" draw:textarea-vertical-align="middle"/>
      <style:paragraph-properties style:writing-mode="lr-tb"/>
    </style:style>
    <style:style style:name="gr6" style:family="graphic" style:parent-style-name="standard">
      <style:graphic-properties draw:marker-start="Arrowheads_20_7" draw:marker-start-width="0.3cm" draw:marker-end="Arrowheads_20_8" draw:marker-end-width="0.3cm" draw:textarea-vertical-align="bottom"/>
      <style:paragraph-properties style:writing-mode="lr-tb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standard">
      <style:graphic-properties svg:stroke-color="#ffffff" draw:fill="none" draw:opacity="100%" draw:opacity-name="Transparency_20_1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158466" draw:textarea-horizontal-align="justify" draw:textarea-vertical-align="middle" draw:auto-grow-height="false" fo:min-height="0.199cm" fo:min-width="0cm"/>
      <style:paragraph-properties style:writing-mode="lr-tb"/>
    </style:style>
    <style:style style:name="gr11" style:family="graphic" style:parent-style-name="standard">
      <style:graphic-properties draw:fill-color="#eeeeee" draw:opacity="100%" draw:opacity-name="Transparency_20_2" draw:textarea-horizontal-align="justify" draw:textarea-vertical-align="middle" draw:auto-grow-height="false" fo:min-height="1.655cm" fo:min-width="3.629cm"/>
      <style:paragraph-properties style:writing-mode="lr-tb"/>
    </style:style>
    <style:style style:name="gr12" style:family="graphic" style:parent-style-name="standard">
      <style:graphic-properties draw:fill-color="#eeeeee" draw:opacity="100%" draw:opacity-name="Transparency_20_2" draw:textarea-horizontal-align="justify" draw:textarea-vertical-align="middle" draw:auto-grow-height="false" fo:min-height="6.1cm" fo:min-width="9.66cm"/>
      <style:paragraph-properties style:writing-mode="lr-tb"/>
    </style:style>
    <style:style style:name="gr13" style:family="graphic" style:parent-style-name="standard">
      <style:graphic-properties svg:stroke-color="#ffffff" draw:fill="none" draw:opacity="100%" draw:opacity-name="Transparency_20_1" draw:textarea-horizontal-align="justify" draw:textarea-vertical-align="middle" draw:auto-grow-height="false" fo:min-height="0.385cm" fo:min-width="1.53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cm" fo:min-width="0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1.07cm"/>
      <style:paragraph-properties style:writing-mode="lr-tb"/>
    </style:style>
    <style:style style:name="gr16" style:family="graphic" style:parent-style-name="Arrow_20_Line">
      <style:graphic-properties draw:textarea-vertical-align="middl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draw:line-distance="1.705cm"/>
      <style:paragraph-properties style:writing-mode="lr-tb"/>
    </style:style>
    <style:style style:name="gr18" style:family="graphic" style:parent-style-name="standard">
      <style:graphic-properties draw:fill="solid" draw:fill-color="#dddddd" draw:opacity="100%" draw:opacity-name="Transparency_20_2" draw:textarea-horizontal-align="justify" draw:textarea-vertical-align="middle" draw:auto-grow-height="false" fo:min-height="6.735cm" fo:min-width="11.247cm"/>
      <style:paragraph-properties style:writing-mode="lr-tb"/>
    </style:style>
    <style:style style:name="gr19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2.608cm" fo:min-width="4.58cm"/>
      <style:paragraph-properties style:writing-mode="lr-tb"/>
    </style:style>
    <style:style style:name="gr20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1.088cm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color="#333333" draw:marker-end="Arrowheads_20_9" draw:marker-end-width="0.3cm" draw:fill="none" draw:textarea-vertical-align="middle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322cm" fo:min-width="1.971cm"/>
    </style:style>
    <style:style style:name="gr23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4.195cm" fo:min-width="7.12cm"/>
      <style:paragraph-properties style:writing-mode="lr-tb"/>
    </style:style>
    <style:style style:name="gr24" style:family="graphic" style:parent-style-name="Arrow_20_Line" style:list-style-name="L1">
      <style:graphic-properties draw:textarea-vertical-align="middle" draw:line-distance="0.483cm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2.444cm" fo:min-width="3.541cm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0.453cm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 draw:line-distance="0.435cm" draw:placing="below"/>
      <style:paragraph-properties style:writing-mode="lr-tb"/>
    </style:style>
    <style:style style:name="P1" style:family="paragraph">
      <loext:graphic-properties draw:fill-color="#eeeeee" draw:opacity="100%" draw:opacity-name="Transparency_20_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margin-left="0.203cm" fo:margin-right="0cm" fo:margin-top="2.032cm" fo:margin-bottom="0cm" fo:text-align="end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opacity="100%" draw:opacity-name="Transparency_20_1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opacity="100%" draw:opacity-name="Transparency_20_1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-color="#158466"/>
      <style:paragraph-properties fo:text-align="center"/>
      <style:text-properties fo:color="#ffff00" loext:opacity="100%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opacity="100%" draw:opacity-name="Transparency_20_1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dddddd" draw:opacity="100%" draw:opacity-name="Transparency_20_2"/>
      <style:paragraph-properties fo:text-align="center"/>
    </style:style>
    <style:style style:name="P18" style:family="paragraph">
      <loext:graphic-properties draw:fill="solid" draw:fill-color="#729fcf" draw:opacity="100%" draw:opacity-name="Transparency_20_2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 draw:opacity="100%" draw:opacity-name="Transparency_20_1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00" loext:opacity="100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1cm" svg:height="5.08cm" svg:x="4.809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27cm" svg:y1="20.684cm" svg:x2="5.127cm" svg:y2="17.192cm">
          <text:p/>
        </draw:line>
        <draw:line draw:style-name="gr3" draw:text-style-name="P2" draw:layer="layout" svg:x1="9.89cm" svg:y1="8.62cm" svg:x2="17.192cm" svg:y2="8.62cm">
          <text:p/>
        </draw:line>
        <draw:line draw:style-name="gr4" draw:text-style-name="P2" draw:layer="layout" svg:x1="9.89cm" svg:y1="8.647cm" svg:x2="4.073cm" svg:y2="12.747cm">
          <text:p/>
        </draw:line>
        <draw:line draw:style-name="gr5" draw:text-style-name="P3" draw:layer="layout" svg:x1="4.795cm" svg:y1="11.633cm" svg:x2="14.955cm" svg:y2="11.633cm">
          <text:p text:style-name="P3"/>
          <text:p text:style-name="P3"/>
          <text:p text:style-name="P3"><text:span text:style-name="T1">Width (w)</text:span></text:p>
          <text:p text:style-name="P3"/>
        </draw:line>
        <draw:line draw:style-name="gr6" draw:text-style-name="P3" draw:layer="layout" svg:x1="15.605cm" svg:y1="6.08cm" svg:x2="15.605cm" svg:y2="11.16cm">
          <text:p text:style-name="P3"><text:s text:c="4"/></text:p>
          <text:p text:style-name="P3"/>
          <text:p text:style-name="P4"><text:span text:style-name="T1"><text:s text:c="3"/></text:span></text:p>
          <text:p text:style-name="P4"><text:span text:style-name="T1"/></text:p>
          <text:p text:style-name="P4"><text:span text:style-name="T1"/></text:p>
          <text:p text:style-name="P5"><text:span text:style-name="T1">Height (h)</text:span></text:p>
        </draw:line>
        <draw:custom-shape draw:style-name="gr7" draw:text-style-name="P7" draw:layer="layout" svg:width="1.905cm" svg:height="0.635cm" svg:x="9.572cm" svg:y="3.857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3.857cm" svg:y="13.382cm">
          <text:p text:style-name="P8"><text:span text:style-name="T2">orthogonal </text:span></text:p>
          <text:p text:style-name="P8"><text:span text:style-name="T2">to both X and Y axis.</text:span></text:p>
          <text:p text:style-name="P8"><text:span text:style-name="T2">Goes out of screen, </text:span></text:p>
          <text:p text:style-name="P8"><text:span text:style-name="T2">towards the observer.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5.922cm" svg:y="7.35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0.207cm" svg:y="8.62cm">
          <text:p text:style-name="P6"><text:span text:style-name="T1">(x =0, y = 0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4.97cm" svg:y="5.127cm">
          <text:p text:style-name="P6"><text:span text:style-name="T1">(x = 1, y = 1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5.287cm" svg:y="11.477cm">
          <text:p text:style-name="P6"><text:span text:style-name="T1">(x = 1, y = -1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001cm" svg:height="0.001cm" svg:x="14.9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35cm" svg:height="0.635cm" svg:x="14.652cm" svg:y="10.842cm">
          <text:p text:style-name="P1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4.652cm" svg:y="5.762cm">
          <text:p text:style-name="P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4.492cm" svg:y="5.762cm">
          <text:p text:style-name="P3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905cm" svg:height="0.635cm" svg:x="6.397cm" svg:y="6.397cm">
          <text:p text:style-name="P6"><text:span text:style-name="T1">OpenGL window scre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.952cm" svg:y="5.445cm">
          <text:p text:style-name="P6"><text:span text:style-name="T1">(x = -1, y = +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35cm" svg:height="0.635cm" svg:x="4.492cm" svg:y="10.842cm">
          <text:p text:style-name="P1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905cm" svg:height="0.635cm" svg:x="2.27cm" svg:y="11.16cm">
          <text:p text:style-name="P6"><text:span text:style-name="T1">(x = -1, y = -1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127cm" svg:y1="20.684cm" svg:x2="9.572cm" svg:y2="20.684cm">
          <text:p/>
        </draw:line>
        <draw:line draw:style-name="gr4" draw:text-style-name="P2" draw:layer="layout" svg:x1="5.127cm" svg:y1="20.684cm" svg:x2="2.802cm" svg:y2="23.224cm">
          <text:p/>
        </draw:line>
        <draw:custom-shape draw:style-name="gr8" draw:text-style-name="P10" draw:layer="layout" svg:width="1.905cm" svg:height="0.635cm" svg:x="2.587cm" svg:y="23.224cm">
          <text:p text:style-name="P6"><text:span text:style-name="T1">Z axis 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8.62cm" svg:x2="9.89cm" svg:y2="4.492cm">
          <text:p/>
        </draw:line>
        <draw:custom-shape draw:style-name="gr7" draw:text-style-name="P7" draw:layer="layout" svg:width="1.905cm" svg:height="0.635cm" svg:x="5.127cm" svg:y="17.192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8.937cm" svg:y="21.002cm">
          <text:p text:style-name="P6"><text:span text:style-name="T1">X axis 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4.809cm" svg:y="16.239cm">
          <text:p text:style-name="P6"><text:span text:style-name="T1">OpenGL Default Coordinate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3.063cm" svg:y="15.923cm">
          <text:p text:style-name="P6"><text:span text:style-name="T1">Math and physics </text:span></text:p>
          <text:p text:style-name="P6"><text:span text:style-name="T1">Coordinate system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699cm" svg:y1="20.685cm" svg:x2="13.699cm" svg:y2="16.875cm">
          <text:p/>
        </draw:line>
        <draw:line draw:style-name="gr3" draw:text-style-name="P2" draw:layer="layout" svg:x1="13.699cm" svg:y1="20.685cm" svg:x2="11.159cm" svg:y2="23.542cm">
          <text:p/>
        </draw:line>
        <draw:custom-shape draw:style-name="gr7" draw:text-style-name="P7" draw:layer="layout" svg:width="1.905cm" svg:height="0.635cm" svg:x="11.159cm" svg:y="23.542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4.016cm" svg:y="16.875cm">
          <text:p text:style-name="P6"><text:span text:style-name="T1">Z axi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699cm" svg:y1="20.685cm" svg:x2="18.144cm" svg:y2="20.685cm">
          <text:p/>
        </draw:line>
        <draw:custom-shape draw:style-name="gr11" draw:text-style-name="P1" draw:layer="layout" svg:width="4.129cm" svg:height="1.905cm" svg:x="3.22cm" svg:y="19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129cm" svg:height="1.905cm" svg:x="11.476cm" svg:y="19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6.556cm" svg:y="20.05cm">
          <text:p text:style-name="P6"><text:span text:style-name="T1">Y axis 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5.444cm" svg:y="21.637cm">
          <text:p text:style-name="P8"><text:span text:style-name="T2">screen plan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14.334cm" svg:y="21.637cm">
          <text:p text:style-name="P8"><text:span text:style-name="T2">screen plan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2.904cm" svg:y="23.859cm">
          <text:p text:style-name="P8"><text:span text:style-name="T2">Goes out of scree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11.159cm" svg:y="24.177cm">
          <text:p text:style-name="P8"><text:span text:style-name="T2">Goes out of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2.27cm" svg:y="12.112cm">
          <text:p text:style-name="P6"><text:span text:style-name="T1">Z axi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0.16cm" svg:height="6.35cm" svg:x="3.857cm" svg:y="7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3.539cm" svg:y="13.7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4.492cm" svg:y="4.863cm">
          <text:p text:style-name="P6"><text:span text:style-name="T1">OpenGL </text:span><text:span text:style-name="T1">Default </text:span><text:span text:style-name="T1">Coordinat</text:span><text:span text:style-name="T1">e 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032cm" svg:height="0.635cm" svg:x="7.54cm" svg:y="7.35cm">
          <text:p text:style-name="P14"><text:span text:style-name="T4">Grap</text:span><text:span text:style-name="T4">hics </text:span><text:span text:style-name="T4">Wind</text:span><text:span text:style-name="T4">ow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13.382cm" svg:x2="3.857cm" svg:y2="11.16cm">
          <text:p/>
        </draw:line>
        <draw:line draw:style-name="gr3" draw:text-style-name="P2" draw:layer="layout" svg:x1="3.857cm" svg:y1="13.383cm" svg:x2="6.714cm" svg:y2="13.383cm">
          <text:p/>
        </draw:line>
        <draw:custom-shape draw:style-name="gr7" draw:text-style-name="P7" draw:layer="layout" svg:width="1.905cm" svg:height="0.635cm" svg:x="1.952cm" svg:y="12.43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7cm" svg:y1="7.032cm" svg:x2="3.857cm" svg:y2="8.62cm">
          <text:p/>
        </draw:line>
        <draw:line draw:style-name="gr3" draw:text-style-name="P2" draw:layer="layout" svg:x1="3.857cm" svg:y1="7.033cm" svg:x2="6.227cm" svg:y2="7.033cm">
          <text:p/>
        </draw:line>
        <draw:custom-shape draw:style-name="gr7" draw:text-style-name="P7" draw:layer="layout" svg:width="1.905cm" svg:height="0.635cm" svg:x="4.174cm" svg:y="6.398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.952cm" svg:y="7.668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35cm" svg:height="0.634cm" svg:x="3.539cm" svg:y="6.746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05cm" svg:height="0.635cm" svg:x="3.538cm" svg:y="13.7cm">
          <text:p text:style-name="P6"><text:span text:style-name="T1">X</text:span><text:span text:style-name="T1"> </text:span><text:span text:style-name="T1">a</text:span><text:span text:style-name="T1">x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56cm" svg:y1="13.383cm" svg:x2="6.713cm" svg:y2="13.383cm">
          <text:p/>
        </draw:line>
        <draw:custom-shape draw:style-name="gr7" draw:text-style-name="P7" draw:layer="layout" svg:width="1.905cm" svg:height="0.635cm" svg:x="1.951cm" svg:y="12.43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35cm" svg:height="0.634cm" svg:x="3.539cm" svg:y="13.065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05cm" svg:height="0.635cm" svg:x="8.302cm" svg:y="10.843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10.525cm" svg:x2="8.62cm" svg:y2="8.303cm">
          <text:p/>
        </draw:line>
        <draw:line draw:style-name="gr3" draw:text-style-name="P2" draw:layer="layout" svg:x1="8.62cm" svg:y1="10.526cm" svg:x2="11.477cm" svg:y2="10.526cm">
          <text:p/>
        </draw:line>
        <draw:custom-shape draw:style-name="gr7" draw:text-style-name="P7" draw:layer="layout" svg:width="1.905cm" svg:height="0.635cm" svg:x="6.715cm" svg:y="9.573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9.254cm" svg:y="9.89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619cm" svg:y1="10.526cm" svg:x2="11.476cm" svg:y2="10.526cm">
          <text:p/>
        </draw:line>
        <draw:custom-shape draw:style-name="gr7" draw:text-style-name="P7" draw:layer="layout" svg:width="1.905cm" svg:height="0.635cm" svg:x="6.714cm" svg:y="9.573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35cm" svg:height="0.634cm" svg:x="8.302cm" svg:y="10.20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5" draw:text-style-name="P16" draw:layer="measurelines" svg:x1="14.017cm" svg:y1="7.033cm" svg:x2="14.017cm" svg:y2="13.383cm">
          <text:p text:style-name="P16"><text:span text:style-name="T2"><text:measure text:kind="gap"/></text:span><text:span text:style-name="T2">height</text:span></text:p>
        </draw:measure>
        <draw:measure draw:style-name="gr16" draw:text-style-name="P3" draw:layer="layout" svg:x1="3.857cm" svg:y1="6.815cm" svg:x2="14.017cm" svg:y2="6.815cm">
          <text:p text:style-name="P16"><text:span text:style-name="T2"><text:measure text:kind="gap"/></text:span><text:span text:style-name="T2">width</text:span></text:p>
        </draw:measure>
        <draw:measure draw:style-name="gr16" draw:text-style-name="P3" draw:layer="measurelines" svg:x1="3.857cm" svg:y1="11.843cm" svg:x2="8.619cm" svg:y2="11.843cm">
          <text:p text:style-name="P16"><text:span text:style-name="T2">width / 2</text:span></text:p>
        </draw:measure>
        <draw:measure draw:style-name="gr17" draw:text-style-name="P16" draw:layer="measurelines" svg:x1="10.842cm" svg:y1="10.525cm" svg:x2="10.842cm" svg:y2="13.383cm">
          <text:p text:style-name="P16"><text:span text:style-name="T2">height / 2</text:span></text:p>
        </draw:measure>
        <draw:custom-shape draw:style-name="gr8" draw:text-style-name="P10" draw:layer="layout" svg:width="1.905cm" svg:height="0.635cm" svg:x="2.27cm" svg:y="11.16cm">
          <text:p text:style-name="P6"><text:span text:style-name="T1">(x </text:span><text:span text:style-name="T1">= </text:span><text:span text:style-name="T1">-</text:span><text:span text:style-name="T1">1, </text:span><text:span text:style-name="T1">y </text:span><text:span text:style-name="T1">= </text:span><text:span text:style-name="T1">-</text:span><text:span text:style-name="T1">1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0.206cm" svg:y="8.62cm">
          <text:p text:style-name="P6"><text:span text:style-name="T1">(x =0, y </text:span><text:span text:style-name="T1">= 0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.635cm" svg:y="24.495cm">
          <text:p text:style-name="P6"><text:span text:style-name="T1">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8" draw:text-style-name="P17" draw:layer="layout" svg:width="11.747cm" svg:height="6.985cm" svg:x="3.858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8cm" svg:y1="16.875cm" svg:x2="3.858cm" svg:y2="15.605cm">
          <text:p/>
        </draw:line>
        <draw:line draw:style-name="gr3" draw:text-style-name="P2" draw:layer="layout" svg:x1="3.858cm" svg:y1="16.875cm" svg:x2="5.445cm" svg:y2="16.875cm">
          <text:p/>
        </draw:line>
        <draw:custom-shape draw:style-name="gr19" draw:text-style-name="P18" draw:layer="layout" svg:width="5.08cm" svg:height="2.858cm" svg:x="6.715cm" svg:y="12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032cm" svg:height="0.635cm" svg:x="8.493cm" svg:y="10.208cm">
          <text:p text:style-name="P14"><text:span text:style-name="T4">Grap</text:span><text:span text:style-name="T4">hics </text:span><text:span text:style-name="T4">Wind</text:span><text:span text:style-name="T4">ow</text:span></text:p>
          <draw:enhanced-geometry svg:viewBox="0 0 21600 21600" draw:type="rectangle" draw:enhanced-path="M 0 0 L 21600 0 21600 21600 0 21600 0 0 Z N"/>
        </draw:custom-shape>
        <draw:measure draw:style-name="gr16" draw:text-style-name="P20" draw:layer="layout" svg:x1="3.858cm" svg:y1="13.165cm" svg:x2="11.795cm" svg:y2="13.165cm">
          <text:p text:style-name="P19"><text:span text:style-name="T5">Xvmax</text:span></text:p>
        </draw:measure>
        <draw:measure draw:style-name="gr16" draw:text-style-name="P20" draw:layer="layout" svg:x1="11.695cm" svg:y1="12.748cm" svg:x2="11.695cm" svg:y2="16.875cm">
          <text:p text:style-name="P19"><text:span text:style-name="T5">Yvmax</text:span></text:p>
        </draw:measure>
        <draw:custom-shape draw:style-name="gr8" draw:text-style-name="P21" draw:layer="layout" svg:width="1.905cm" svg:height="0.635cm" svg:x="12.43cm" svg:y="11.795cm">
          <text:p text:style-name="P20"><text:span text:style-name="T5">(Xvmax, Yvmax)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588cm" svg:height="0.635cm" svg:x="3.857cm" svg:y="16.875cm">
          <text:p text:style-name="P6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.905cm" svg:height="0.635cm" svg:x="4.493cm" svg:y="15.923cm">
          <text:p text:style-name="P20"><text:span text:style-name="T5">(Xvmin, Yvmin)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6.08cm" svg:y1="16.24cm" svg:x2="6.715cm" svg:y2="15.605cm">
          <text:p/>
        </draw:line>
        <draw:line draw:style-name="gr21" draw:text-style-name="P2" draw:layer="layout" svg:x1="12.43cm" svg:y1="12.43cm" svg:x2="11.795cm" svg:y2="12.748cm">
          <text:p/>
        </draw:line>
        <draw:custom-shape draw:style-name="gr8" draw:text-style-name="P21" draw:layer="layout" svg:width="1.905cm" svg:height="0.635cm" svg:x="8.276cm" svg:y="12.59cm">
          <text:p text:style-name="P20"><text:span text:style-name="T5">Viewport Window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493cm" svg:height="2.222cm" svg:x="7.35cm" svg:y="13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7" draw:layer="layout" svg:width="11.747cm" svg:height="6.985cm" svg:x="3.858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58cm" svg:y1="8.62cm" svg:x2="3.858cm" svg:y2="7.35cm">
          <text:p/>
        </draw:line>
        <draw:line draw:style-name="gr3" draw:text-style-name="P2" draw:layer="layout" svg:x1="3.858cm" svg:y1="8.62cm" svg:x2="5.445cm" svg:y2="8.62cm">
          <text:p/>
        </draw:line>
        <draw:custom-shape draw:style-name="gr23" draw:text-style-name="P18" draw:layer="layout" svg:width="7.62cm" svg:height="4.445cm" svg:x="6.715cm" svg:y="2.9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032cm" svg:height="0.635cm" svg:x="8.493cm" svg:y="1.635cm">
          <text:p text:style-name="P14"><text:span text:style-name="T4">World-space</text:span></text:p>
          <draw:enhanced-geometry svg:viewBox="0 0 21600 21600" draw:type="rectangle" draw:enhanced-path="M 0 0 L 21600 0 21600 21600 0 21600 0 0 Z N"/>
        </draw:custom-shape>
        <draw:measure draw:style-name="gr24" draw:text-style-name="P19" draw:layer="layout" svg:x1="14.335cm" svg:y1="2.905cm" svg:x2="14.287cm" svg:y2="8.619cm">
          <text:p text:style-name="P19"><text:span text:style-name="T5">Ywmax</text:span></text:p>
        </draw:measure>
        <draw:custom-shape draw:style-name="gr8" draw:text-style-name="P21" draw:layer="layout" svg:width="1.905cm" svg:height="0.635cm" svg:x="15.157cm" svg:y="2.298cm">
          <text:p text:style-name="P20"><text:span text:style-name="T5">(Xwmax, Ywmax)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588cm" svg:height="0.635cm" svg:x="3.857cm" svg:y="8.62cm">
          <text:p text:style-name="P6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.905cm" svg:height="0.635cm" svg:x="4.493cm" svg:y="7.668cm">
          <text:p text:style-name="P20"><text:span text:style-name="T5">(Xwmin, Ywmin)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6.08cm" svg:y1="7.985cm" svg:x2="6.715cm" svg:y2="7.35cm">
          <text:p/>
        </draw:line>
        <draw:line draw:style-name="gr21" draw:text-style-name="P2" draw:layer="layout" svg:x1="14.953cm" svg:y1="2.526cm" svg:x2="14.318cm" svg:y2="2.844cm">
          <text:p/>
        </draw:line>
        <draw:custom-shape draw:style-name="gr8" draw:text-style-name="P21" draw:layer="layout" svg:width="1.905cm" svg:height="0.635cm" svg:x="9.572cm" svg:y="2.905cm">
          <text:p text:style-name="P20"><text:span text:style-name="T5">World-window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5.715cm" svg:height="3.81cm" svg:x="7.667cm" svg:y="3.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6" draw:text-style-name="P7" draw:layer="layout" svg:width="0.953cm" svg:height="0.635cm" svg:x="2.905cm" svg:y="7.985cm">
          <text:p text:style-name="P6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953cm" svg:height="0.635cm" svg:x="2.905cm" svg:y="16.24cm">
          <text:p text:style-name="P6"><text:span text:style-name="T1">Y</text:span></text:p>
          <draw:enhanced-geometry svg:viewBox="0 0 21600 21600" draw:type="rectangle" draw:enhanced-path="M 0 0 L 21600 0 21600 21600 0 21600 0 0 Z N"/>
        </draw:custom-shape>
        <draw:measure draw:style-name="gr16" draw:text-style-name="P20" draw:layer="measurelines" svg:x1="3.857cm" svg:y1="3.345cm" svg:x2="14.335cm" svg:y2="3.345cm">
          <text:p text:style-name="P19"><text:span text:style-name="T5">Xwmax</text:span></text:p>
        </draw:measure>
        <draw:measure draw:style-name="gr16" draw:text-style-name="P3" draw:layer="measurelines" svg:x1="15.605cm" svg:y1="9.89cm" svg:x2="15.605cm" svg:y2="16.875cm">
          <text:p text:style-name="P16"><text:span text:style-name="T2">height</text:span></text:p>
        </draw:measure>
        <draw:measure draw:style-name="gr27" draw:text-style-name="P23" draw:layer="measurelines" svg:x1="3.857cm" svg:y1="17.092cm" svg:x2="15.605cm" svg:y2="17.092cm">
          <text:p text:style-name="P23"><text:span text:style-name="T2">width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square" draw:cx="50%" draw:cy="50%" draw:start="100%" draw:end="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1T19:36:12.030480998</meta:creation-date>
    <dc:date>2021-03-02T10:37:45.301377701</dc:date>
    <meta:editing-duration>PT1H8M39S</meta:editing-duration>
    <meta:editing-cycles>9</meta:editing-cycles>
    <meta:generator>LibreOffice/7.0.3.1$Linux_X86_64 LibreOffice_project/00$Build-1</meta:generator>
    <meta:document-statistic meta:object-count="104"/>
  </office:meta>
</office:document-meta>
</file>